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 fo:min-height="0.25cm" fo:min-width="0.7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draw:fill-color="#ffff99" draw:textarea-horizontal-align="justify" draw:textarea-vertical-align="middle" draw:auto-grow-height="false" fo:min-height="0.25cm" fo:min-width="0.236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0.25cm" fo:min-width="0.972cm"/>
    </style:style>
    <style:style style:name="gr6" style:family="graphic" style:parent-style-name="standard">
      <style:graphic-properties draw:stroke="none" draw:fill-color="#ffcc00" draw:textarea-horizontal-align="justify" draw:textarea-vertical-align="middle" draw:auto-grow-height="false" fo:min-height="0.25cm" fo:min-width="0.972cm"/>
    </style:style>
    <style:style style:name="gr7" style:family="graphic" style:parent-style-name="standard">
      <style:graphic-properties draw:stroke="none" draw:fill-color="#ff9900" draw:textarea-horizontal-align="justify" draw:textarea-vertical-align="middle" draw:auto-grow-height="false" fo:min-height="0.25cm" fo:min-width="0.972cm"/>
    </style:style>
    <style:style style:name="gr8" style:family="graphic" style:parent-style-name="standard">
      <style:graphic-properties draw:stroke="none" draw:fill-color="#ff9999" draw:textarea-horizontal-align="justify" draw:textarea-vertical-align="middle" draw:auto-grow-height="false" fo:min-height="0.25cm" fo:min-width="0.972cm"/>
    </style:style>
    <style:style style:name="gr9" style:family="graphic" style:parent-style-name="standard">
      <style:graphic-properties draw:stroke="none" draw:fill-color="#ff3333" draw:textarea-horizontal-align="justify" draw:textarea-vertical-align="middle" draw:auto-grow-height="false" fo:min-height="0.25cm" fo:min-width="0.972cm"/>
    </style:style>
    <style:style style:name="gr10" style:family="graphic" style:parent-style-name="standard">
      <style:graphic-properties draw:stroke="none" draw:fill-color="#ff99ff" draw:textarea-horizontal-align="justify" draw:textarea-vertical-align="middle" draw:auto-grow-height="false" fo:min-height="0.25cm" fo:min-width="0.236cm"/>
    </style:style>
    <style:style style:name="gr11" style:family="graphic" style:parent-style-name="standard">
      <style:graphic-properties draw:stroke="none" draw:fill-color="#ff33ff" draw:textarea-horizontal-align="justify" draw:textarea-vertical-align="middle" draw:auto-grow-height="false" fo:min-height="0.25cm" fo:min-width="0.972cm"/>
    </style:style>
    <style:style style:name="gr12" style:family="graphic" style:parent-style-name="standard">
      <style:graphic-properties draw:stroke="none" draw:fill-color="#cc66ff" draw:textarea-horizontal-align="justify" draw:textarea-vertical-align="middle" draw:auto-grow-height="false" fo:min-height="0.25cm" fo:min-width="0.972cm"/>
    </style:style>
    <style:style style:name="gr13" style:family="graphic" style:parent-style-name="standard">
      <style:graphic-properties draw:stroke="none" draw:fill-color="#9900ff" draw:textarea-horizontal-align="justify" draw:textarea-vertical-align="middle" draw:auto-grow-height="false" fo:min-height="0.25cm" fo:min-width="0.972cm"/>
    </style:style>
    <style:style style:name="gr14" style:family="graphic" style:parent-style-name="standard">
      <style:graphic-properties draw:stroke="none" draw:fill-color="#9999ff" draw:textarea-horizontal-align="justify" draw:textarea-vertical-align="middle" draw:auto-grow-height="false" fo:min-height="0.25cm" fo:min-width="1.708cm"/>
    </style:style>
    <style:style style:name="gr15" style:family="graphic" style:parent-style-name="standard">
      <style:graphic-properties draw:stroke="none" draw:fill-color="#6666ff" draw:textarea-horizontal-align="justify" draw:textarea-vertical-align="middle" draw:auto-grow-height="false" fo:min-height="0.25cm" fo:min-width="0.236cm"/>
    </style:style>
    <style:style style:name="gr16" style:family="graphic" style:parent-style-name="standard">
      <style:graphic-properties draw:stroke="none" draw:fill-color="#3333ff" draw:textarea-horizontal-align="justify" draw:textarea-vertical-align="middle" draw:auto-grow-height="false" fo:min-height="0.25cm" fo:min-width="1.708cm"/>
    </style:style>
    <style:style style:name="gr17" style:family="graphic" style:parent-style-name="standard">
      <style:graphic-properties draw:stroke="none" draw:fill-color="#0000cc" draw:textarea-horizontal-align="justify" draw:textarea-vertical-align="middle" draw:auto-grow-height="false" fo:min-height="0.25cm" fo:min-width="1.708cm"/>
    </style:style>
    <style:style style:name="gr18" style:family="graphic" style:parent-style-name="standard">
      <style:graphic-properties draw:stroke="none" draw:fill-color="#66ccff" draw:textarea-horizontal-align="justify" draw:textarea-vertical-align="middle" draw:auto-grow-height="false" fo:min-height="0.25cm" fo:min-width="0.972cm"/>
    </style:style>
    <style:style style:name="gr19" style:family="graphic" style:parent-style-name="standard">
      <style:graphic-properties draw:stroke="none" draw:fill-color="#3399ff" draw:textarea-horizontal-align="justify" draw:textarea-vertical-align="middle" draw:auto-grow-height="false" fo:min-height="0.25cm" fo:min-width="0.236cm"/>
    </style:style>
    <style:style style:name="gr20" style:family="graphic" style:parent-style-name="standard">
      <style:graphic-properties draw:stroke="none" draw:fill-color="#66ff99" draw:textarea-horizontal-align="justify" draw:textarea-vertical-align="middle" draw:auto-grow-height="false" fo:min-height="0.25cm" fo:min-width="0.972cm"/>
    </style:style>
    <style:style style:name="gr21" style:family="graphic" style:parent-style-name="standard">
      <style:graphic-properties draw:stroke="none" draw:fill-color="#00cc33" draw:textarea-horizontal-align="justify" draw:textarea-vertical-align="middle" draw:auto-grow-height="false" fo:min-height="0.25cm" fo:min-width="0cm"/>
    </style:style>
    <style:style style:name="gr22" style:family="graphic" style:parent-style-name="standard">
      <style:graphic-properties draw:stroke="none" draw:fill-color="#99ff99" draw:textarea-horizontal-align="justify" draw:textarea-vertical-align="middle" draw:auto-grow-height="false" fo:min-height="0.25cm" fo:min-width="0cm"/>
    </style:style>
    <style:style style:name="gr23" style:family="graphic" style:parent-style-name="standard">
      <style:graphic-properties draw:stroke="none" draw:fill-color="#006600" draw:textarea-horizontal-align="justify" draw:textarea-vertical-align="middle" draw:auto-grow-height="false" fo:min-height="0.25cm" fo:min-width="0cm"/>
    </style:style>
    <style:style style:name="gr24" style:family="graphic" style:parent-style-name="objectwithoutfill">
      <style:graphic-properties draw:fill="solid" draw:fill-color="#006600" draw:textarea-vertical-align="middle"/>
    </style:style>
    <style:style style:name="gr25" style:family="graphic" style:parent-style-name="standard">
      <style:graphic-properties svg:stroke-color="#ffffff" draw:fill="none" draw:textarea-horizontal-align="justify" draw:textarea-vertical-align="middle" draw:auto-grow-height="false" fo:min-height="0.25cm" fo:min-width="0.09cm"/>
    </style:style>
    <style:style style:name="gr26" style:family="graphic" style:parent-style-name="standard">
      <style:graphic-properties svg:stroke-color="#ffffff" draw:fill="none" draw:textarea-horizontal-align="justify" draw:textarea-vertical-align="middle" draw:auto-grow-height="false" fo:min-height="0.25cm" fo:min-width="3.2cm"/>
    </style:style>
    <style:style style:name="gr27" style:family="graphic" style:parent-style-name="standard">
      <style:graphic-properties svg:stroke-color="#ffffff" draw:fill="none" draw:textarea-horizontal-align="justify" draw:textarea-vertical-align="middle" draw:auto-grow-height="false" fo:min-height="0.25cm" fo:min-width="9.6cm"/>
    </style:style>
    <style:style style:name="gr28" style:family="graphic" style:parent-style-name="standard">
      <style:graphic-properties svg:stroke-color="#ffffff" draw:fill="none" draw:textarea-horizontal-align="justify" draw:textarea-vertical-align="middle" draw:auto-grow-height="false" fo:min-height="0.25cm" fo:min-width="9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font-size="10pt" fo:background-color="transparent" style:font-size-asian="18pt" style:font-size-complex="18pt"/>
    </style:style>
    <style:style style:name="P3" style:family="paragraph">
      <loext:graphic-properties draw:fill="none"/>
      <style:paragraph-properties fo:text-align="start"/>
      <style:text-properties fo:font-size="10pt" fo:background-color="transparent" style:font-size-asian="18pt" style:font-size-complex="18pt"/>
    </style:style>
    <style:style style:name="P4" style:family="paragraph">
      <loext:graphic-properties draw:fill="solid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-color="#ff9900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ff99ff"/>
      <style:paragraph-properties fo:text-align="center"/>
    </style:style>
    <style:style style:name="P12" style:family="paragraph">
      <loext:graphic-properties draw:fill-color="#ff33ff"/>
      <style:paragraph-properties fo:text-align="center"/>
    </style:style>
    <style:style style:name="P13" style:family="paragraph">
      <loext:graphic-properties draw:fill-color="#cc66ff"/>
      <style:paragraph-properties fo:text-align="center"/>
    </style:style>
    <style:style style:name="P14" style:family="paragraph">
      <loext:graphic-properties draw:fill-color="#9900ff"/>
      <style:paragraph-properties fo:text-align="center"/>
    </style:style>
    <style:style style:name="P15" style:family="paragraph">
      <loext:graphic-properties draw:fill-color="#9999ff"/>
      <style:paragraph-properties fo:text-align="center"/>
    </style:style>
    <style:style style:name="P16" style:family="paragraph">
      <loext:graphic-properties draw:fill-color="#6666ff"/>
      <style:paragraph-properties fo:text-align="center"/>
    </style:style>
    <style:style style:name="P17" style:family="paragraph">
      <loext:graphic-properties draw:fill-color="#3333ff"/>
      <style:paragraph-properties fo:text-align="center"/>
    </style:style>
    <style:style style:name="P18" style:family="paragraph">
      <loext:graphic-properties draw:fill-color="#0000cc"/>
      <style:paragraph-properties fo:text-align="center"/>
    </style:style>
    <style:style style:name="P19" style:family="paragraph">
      <loext:graphic-properties draw:fill-color="#66ccff"/>
      <style:paragraph-properties fo:text-align="center"/>
    </style:style>
    <style:style style:name="P20" style:family="paragraph">
      <loext:graphic-properties draw:fill-color="#3399ff"/>
      <style:paragraph-properties fo:text-align="center"/>
    </style:style>
    <style:style style:name="P21" style:family="paragraph">
      <loext:graphic-properties draw:fill-color="#66ff99"/>
      <style:paragraph-properties fo:text-align="center"/>
    </style:style>
    <style:style style:name="P22" style:family="paragraph">
      <loext:graphic-properties draw:fill-color="#00cc33"/>
      <style:paragraph-properties fo:text-align="center"/>
    </style:style>
    <style:style style:name="P23" style:family="paragraph">
      <loext:graphic-properties draw:fill-color="#99ff99"/>
      <style:paragraph-properties fo:text-align="center"/>
    </style:style>
    <style:style style:name="P24" style:family="paragraph">
      <loext:graphic-properties draw:fill-color="#006600"/>
      <style:paragraph-properties fo:text-align="center"/>
    </style:style>
    <style:style style:name="P25" style:family="paragraph">
      <loext:graphic-properties draw:fill="solid" draw:fill-color="#006600"/>
      <style:paragraph-properties fo:text-align="center"/>
      <style:text-properties fo:font-size="10pt" style:font-size-asian="18pt" style:font-size-complex="18pt"/>
    </style:style>
    <style:style style:name="P26" style:family="paragraph">
      <style:paragraph-properties fo:text-align="center"/>
      <style:text-properties fo:font-size="10pt" style:font-size-asian="18pt" style:font-size-complex="18pt"/>
    </style:style>
    <style:style style:name="P27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28" style:family="paragraph">
      <style:paragraph-properties fo:text-align="end"/>
      <style:text-properties fo:font-weight="bold" style:font-weight-asian="bold" style:font-weight-complex="bold"/>
    </style:style>
    <style:style style:name="P29" style:family="paragraph">
      <loext:graphic-properties draw:fill="none"/>
      <style:paragraph-properties fo:text-align="end"/>
      <style:text-properties fo:font-size="12pt" fo:font-weight="bold" style:font-size-asian="18pt" style:font-weight-asian="bold" style:font-size-complex="18pt" style:font-weight-complex="bold"/>
    </style:style>
    <style:style style:name="P30" style:family="paragraph"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="none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11.036cm" svg:y1="4cm" svg:x2="11.036cm" svg:y2="17cm">
          <text:p/>
        </draw:line>
        <draw:custom-shape draw:style-name="gr2" draw:text-style-name="P3" draw:layer="layout" svg:width="1.2cm" svg:height="0.5cm" svg:x="0.8cm" svg:y="4.9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5.4cm">
          <text:p text:style-name="P2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5.9cm">
          <text:p text:style-name="P2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6.4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6.9cm">
          <text:p text:style-name="P2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7.4cm">
          <text:p text:style-name="P2">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7.9cm">
          <text:p text:style-name="P2">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8.4cm">
          <text:p text:style-name="P2">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8.9cm">
          <text:p text:style-name="P2">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9.4cm">
          <text:p text:style-name="P2">J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9.9cm">
          <text:p text:style-name="P2">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10.4cm">
          <text:p text:style-name="P2">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10.9cm">
          <text:p text:style-name="P2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11.4cm">
          <text:p text:style-name="P2"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11.9cm">
          <text:p text:style-name="P2">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12.4cm">
          <text:p text:style-name="P2">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12.9cm">
          <text:p text:style-name="P2">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13.4cm">
          <text:p text:style-name="P2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13.9cm">
          <text:p text:style-name="P2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0.5cm" svg:x="0.8cm" svg:y="14.4cm">
          <text:p text:style-name="P2">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3cm" svg:y1="16cm" svg:x2="28.7cm" svg:y2="16cm">
          <text:p/>
        </draw:line>
        <draw:custom-shape draw:style-name="gr4" draw:text-style-name="P5" draw:layer="layout" svg:width="0.736cm" svg:height="0.5cm" svg:x="11.03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472cm" svg:height="0.5cm" svg:x="11.772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472cm" svg:height="0.5cm" svg:x="11.77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72cm" svg:height="0.5cm" svg:x="11.77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472cm" svg:height="0.5cm" svg:x="13.24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472cm" svg:height="0.5cm" svg:x="14.71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0.736cm" svg:height="0.5cm" svg:x="16.188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.472cm" svg:height="0.5cm" svg:x="16.188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1.472cm" svg:height="0.5cm" svg:x="16.18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1.472cm" svg:height="0.5cm" svg:x="17.66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2.208cm" svg:height="0.5cm" svg:x="19.13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0.736cm" svg:height="0.5cm" svg:x="21.34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2.208cm" svg:height="0.5cm" svg:x="21.34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2.208cm" svg:height="0.5cm" svg:x="21.3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.472cm" svg:height="0.5cm" svg:x="21.34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0.736cm" svg:height="0.5cm" svg:x="23.548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1.472cm" svg:height="0.5cm" svg:x="24.28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2" draw:layer="layout" svg:width="0.148cm" svg:height="0.5cm" svg:x="25.756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0.293cm" svg:height="0.5cm" svg:x="25.904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4" draw:layer="layout" svg:width="0.147cm" svg:height="0.5cm" svg:x="26.197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4" draw:text-style-name="P25" draw:layer="layout" svg:x1="11.772cm" svg:y1="15.8cm" svg:x2="11.772cm" svg:y2="16.2cm">
            <text:p/>
          </draw:line>
          <draw:custom-shape draw:style-name="gr25" draw:text-style-name="P27" draw:layer="layout" svg:width="0.59cm" svg:height="0.5cm" svg:x="11.477cm" svg:y="16.5cm">
            <text:p text:style-name="P26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2.508cm" svg:y1="15.8cm" svg:x2="12.508cm" svg:y2="16.2cm">
            <text:p/>
          </draw:line>
          <draw:custom-shape draw:style-name="gr25" draw:text-style-name="P27" draw:layer="layout" svg:width="0.59cm" svg:height="0.5cm" svg:x="12.213cm" svg:y="16.5cm">
            <text:p text:style-name="P26"><text:span text:style-name="T1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3.244cm" svg:y1="15.8cm" svg:x2="13.244cm" svg:y2="16.2cm">
            <text:p/>
          </draw:line>
          <draw:custom-shape draw:style-name="gr25" draw:text-style-name="P27" draw:layer="layout" svg:width="0.59cm" svg:height="0.5cm" svg:x="12.949cm" svg:y="16.5cm">
            <text:p text:style-name="P26"><text:span text:style-name="T1">1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3.98cm" svg:y1="15.8cm" svg:x2="13.98cm" svg:y2="16.2cm">
            <text:p/>
          </draw:line>
          <draw:custom-shape draw:style-name="gr25" draw:text-style-name="P27" draw:layer="layout" svg:width="0.59cm" svg:height="0.5cm" svg:x="13.685cm" svg:y="16.5cm">
            <text:p text:style-name="P26"><text:span text:style-name="T1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4.716cm" svg:y1="15.8cm" svg:x2="14.716cm" svg:y2="16.2cm">
            <text:p/>
          </draw:line>
          <draw:custom-shape draw:style-name="gr25" draw:text-style-name="P27" draw:layer="layout" svg:width="0.59cm" svg:height="0.5cm" svg:x="14.421cm" svg:y="16.5cm">
            <text:p text:style-name="P26"><text:span text:style-name="T1">2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5.452cm" svg:y1="15.8cm" svg:x2="15.452cm" svg:y2="16.2cm">
            <text:p/>
          </draw:line>
          <draw:custom-shape draw:style-name="gr25" draw:text-style-name="P27" draw:layer="layout" svg:width="0.59cm" svg:height="0.5cm" svg:x="15.157cm" svg:y="16.5cm">
            <text:p text:style-name="P26"><text:span text:style-name="T1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6.188cm" svg:y1="15.8cm" svg:x2="16.188cm" svg:y2="16.2cm">
            <text:p/>
          </draw:line>
          <draw:custom-shape draw:style-name="gr25" draw:text-style-name="P27" draw:layer="layout" svg:width="0.59cm" svg:height="0.5cm" svg:x="15.893cm" svg:y="16.5cm">
            <text:p text:style-name="P26"><text:span text:style-name="T1">3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6.924cm" svg:y1="15.8cm" svg:x2="16.924cm" svg:y2="16.2cm">
            <text:p/>
          </draw:line>
          <draw:custom-shape draw:style-name="gr25" draw:text-style-name="P27" draw:layer="layout" svg:width="0.59cm" svg:height="0.5cm" svg:x="16.629cm" svg:y="16.5cm">
            <text:p text:style-name="P26"><text:span text:style-name="T1">4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7.66cm" svg:y1="15.8cm" svg:x2="17.66cm" svg:y2="16.2cm">
            <text:p/>
          </draw:line>
          <draw:custom-shape draw:style-name="gr25" draw:text-style-name="P27" draw:layer="layout" svg:width="0.59cm" svg:height="0.5cm" svg:x="17.365cm" svg:y="16.5cm">
            <text:p text:style-name="P26"><text:span text:style-name="T1">4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8.396cm" svg:y1="15.8cm" svg:x2="18.396cm" svg:y2="16.2cm">
            <text:p/>
          </draw:line>
          <draw:custom-shape draw:style-name="gr25" draw:text-style-name="P27" draw:layer="layout" svg:width="0.59cm" svg:height="0.5cm" svg:x="18.101cm" svg:y="16.5cm">
            <text:p text:style-name="P26"><text:span text:style-name="T1">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9.132cm" svg:y1="15.8cm" svg:x2="19.132cm" svg:y2="16.2cm">
            <text:p/>
          </draw:line>
          <draw:custom-shape draw:style-name="gr25" draw:text-style-name="P27" draw:layer="layout" svg:width="0.59cm" svg:height="0.5cm" svg:x="18.837cm" svg:y="16.5cm">
            <text:p text:style-name="P26"><text:span text:style-name="T1">5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19.868cm" svg:y1="15.8cm" svg:x2="19.868cm" svg:y2="16.2cm">
            <text:p/>
          </draw:line>
          <draw:custom-shape draw:style-name="gr25" draw:text-style-name="P27" draw:layer="layout" svg:width="0.59cm" svg:height="0.5cm" svg:x="19.573cm" svg:y="16.5cm">
            <text:p text:style-name="P26"><text:span text:style-name="T1">6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0.604cm" svg:y1="15.8cm" svg:x2="20.604cm" svg:y2="16.2cm">
            <text:p/>
          </draw:line>
          <draw:custom-shape draw:style-name="gr25" draw:text-style-name="P27" draw:layer="layout" svg:width="0.59cm" svg:height="0.5cm" svg:x="20.309cm" svg:y="16.5cm">
            <text:p text:style-name="P26"><text:span text:style-name="T1">6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1.34cm" svg:y1="15.8cm" svg:x2="21.34cm" svg:y2="16.2cm">
            <text:p/>
          </draw:line>
          <draw:custom-shape draw:style-name="gr25" draw:text-style-name="P27" draw:layer="layout" svg:width="0.59cm" svg:height="0.5cm" svg:x="21.045cm" svg:y="16.5cm">
            <text:p text:style-name="P26"><text:span text:style-name="T1">7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2.076cm" svg:y1="15.8cm" svg:x2="22.076cm" svg:y2="16.2cm">
            <text:p/>
          </draw:line>
          <draw:custom-shape draw:style-name="gr25" draw:text-style-name="P27" draw:layer="layout" svg:width="0.59cm" svg:height="0.5cm" svg:x="21.781cm" svg:y="16.5cm">
            <text:p text:style-name="P26"><text:span text:style-name="T1">7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2.812cm" svg:y1="15.8cm" svg:x2="22.812cm" svg:y2="16.2cm">
            <text:p/>
          </draw:line>
          <draw:custom-shape draw:style-name="gr25" draw:text-style-name="P27" draw:layer="layout" svg:width="0.59cm" svg:height="0.5cm" svg:x="22.517cm" svg:y="16.5cm">
            <text:p text:style-name="P26"><text:span text:style-name="T1">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3.548cm" svg:y1="15.8cm" svg:x2="23.548cm" svg:y2="16.2cm">
            <text:p/>
          </draw:line>
          <draw:custom-shape draw:style-name="gr25" draw:text-style-name="P27" draw:layer="layout" svg:width="0.59cm" svg:height="0.5cm" svg:x="23.253cm" svg:y="16.5cm">
            <text:p text:style-name="P26"><text:span text:style-name="T1">8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4.284cm" svg:y1="15.8cm" svg:x2="24.284cm" svg:y2="16.2cm">
            <text:p/>
          </draw:line>
          <draw:custom-shape draw:style-name="gr25" draw:text-style-name="P27" draw:layer="layout" svg:width="0.59cm" svg:height="0.5cm" svg:x="23.989cm" svg:y="16.5cm">
            <text:p text:style-name="P26"><text:span text:style-name="T1">9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5.02cm" svg:y1="15.8cm" svg:x2="25.02cm" svg:y2="16.2cm">
            <text:p/>
          </draw:line>
          <draw:custom-shape draw:style-name="gr25" draw:text-style-name="P27" draw:layer="layout" svg:width="0.59cm" svg:height="0.5cm" svg:x="24.725cm" svg:y="16.5cm">
            <text:p text:style-name="P26"><text:span text:style-name="T1">9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5.756cm" svg:y1="15.8cm" svg:x2="25.756cm" svg:y2="16.2cm">
            <text:p/>
          </draw:line>
          <draw:custom-shape draw:style-name="gr25" draw:text-style-name="P27" draw:layer="layout" svg:width="0.59cm" svg:height="0.5cm" svg:x="25.461cm" svg:y="16.5cm">
            <text:p text:style-name="P26"><text:span text:style-name="T1">10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6.492cm" svg:y1="15.8cm" svg:x2="26.492cm" svg:y2="16.2cm">
            <text:p/>
          </draw:line>
          <draw:custom-shape draw:style-name="gr25" draw:text-style-name="P27" draw:layer="layout" svg:width="0.59cm" svg:height="0.5cm" svg:x="26.197cm" svg:y="16.5cm">
            <text:p text:style-name="P26"><text:span text:style-name="T1">10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4" draw:text-style-name="P25" draw:layer="layout" svg:x1="27.228cm" svg:y1="15.8cm" svg:x2="27.228cm" svg:y2="16.2cm">
            <text:p/>
          </draw:line>
          <draw:custom-shape draw:style-name="gr25" draw:text-style-name="P27" draw:layer="layout" svg:width="0.59cm" svg:height="0.5cm" svg:x="26.933cm" svg:y="16.5cm">
            <text:p text:style-name="P26"><text:span text:style-name="T1">1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29" draw:layer="layout" svg:width="3.7cm" svg:height="0.5cm" svg:x="25cm" svg:y="17.5cm">
          <text:p text:style-name="P28"><text:span text:style-name="T2">Tempo (in o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1" draw:layer="layout" svg:width="10.1cm" svg:height="0.5cm" svg:x="1cm" svg:y="3.9cm">
          <text:p text:style-name="P30"><text:span text:style-name="T2">Attivit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4.9cm">
          <text:p text:style-name="P2">Definizione degli obbiettivi general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5.4cm">
          <text:p text:style-name="P2">Analisi dei processi gestional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5.9cm">
          <text:p text:style-name="P2">Analisi dei processi tecnic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6.4cm">
          <text:p text:style-name="P2">Pianificazione del lavoro, delle risorse umane e del bud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6.9cm">
          <text:p text:style-name="P2">Definizione del Documento di Analisi e Specific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7.4cm">
          <text:p text:style-name="P2">Analisi del sist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7.9cm">
          <text:p text:style-name="P2">Analisi del rob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8.4cm">
          <text:p text:style-name="P2">Analisi dell’applicazione Andro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8.9cm">
          <text:p text:style-name="P2">Prototipazione dell’interfaccia grafic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9.4cm">
          <text:p text:style-name="P2">Definizione del Piano di Tes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9.9cm">
          <text:p text:style-name="P2">Apprendimento tecnic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10.4cm">
          <text:p text:style-name="P2">Assemblaggio dei componenti hard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10.9cm">
          <text:p text:style-name="P2">Programmazione del firm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11.4cm">
          <text:p text:style-name="P2">Programmazione del back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11.9cm">
          <text:p text:style-name="P2">Programmazione del front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12.4cm">
          <text:p text:style-name="P2">Collaudo del sist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12.9cm">
          <text:p text:style-name="P2">Realizzazione del manuale ute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13.4cm">
          <text:p text:style-name="P2">Consegna del sist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13.9cm">
          <text:p text:style-name="P2">Revisione fina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9.6cm" svg:height="0.5cm" svg:x="1.4cm" svg:y="14.4cm">
          <text:p text:style-name="P2">Chiusura del progetto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solid" draw:fill-color="#000000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2:45:19.054000000</meta:creation-date>
    <dc:date>2018-10-15T23:38:58.601000000</dc:date>
    <meta:editing-duration>PT16M58S</meta:editing-duration>
    <meta:editing-cycles>5</meta:editing-cycles>
    <meta:generator>LibreOffice/5.1.6.2$Windows_X86_64 LibreOffice_project/07ac168c60a517dba0f0d7bc7540f5afa45f0909</meta:generator>
    <meta:document-statistic meta:object-count="130"/>
  </office:meta>
</office:document-meta>
</file>